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Heading_20_1">
      <style:paragraph-properties fo:break-before="page"/>
      <style:text-properties fo:language="en" fo:country="US" officeooo:paragraph-rsid="00044363"/>
    </style:style>
    <style:style style:name="P3" style:family="paragraph" style:parent-style-name="Heading_20_1">
      <style:text-properties fo:language="en" fo:country="US" officeooo:paragraph-rsid="00044363"/>
    </style:style>
    <style:style style:name="P4" style:family="paragraph" style:parent-style-name="Heading_20_1">
      <style:text-properties fo:language="en" fo:country="US" officeooo:paragraph-rsid="00054f95"/>
    </style:style>
    <style:style style:name="P5" style:family="paragraph" style:parent-style-name="Text_20_body">
      <style:text-properties fo:language="en" fo:country="US" officeooo:paragraph-rsid="0005c099"/>
    </style:style>
    <style:style style:name="P6" style:family="paragraph" style:parent-style-name="Text_20_body">
      <style:text-properties fo:language="en" fo:country="US" officeooo:paragraph-rsid="00054f95"/>
    </style:style>
    <style:style style:name="P7" style:family="paragraph" style:parent-style-name="Text_20_body">
      <style:text-properties officeooo:paragraph-rsid="000797af"/>
    </style:style>
    <style:style style:name="P8" style:family="paragraph" style:parent-style-name="Text_20_body" style:list-style-name="L1">
      <style:text-properties officeooo:paragraph-rsid="000797af"/>
    </style:style>
    <style:style style:name="P9" style:family="paragraph" style:parent-style-name="Header">
      <style:text-properties fo:language="en" fo:country="US" officeooo:paragraph-rsid="0000e77d"/>
    </style:style>
    <style:style style:name="P10" style:family="paragraph" style:parent-style-name="Table_20_Contents">
      <style:paragraph-properties fo:text-align="center" style:justify-single-word="false"/>
      <style:text-properties style:font-name="Trebuchet MS" fo:font-size="26pt" fo:language="en" fo:country="US" officeooo:rsid="0010be90" officeooo:paragraph-rsid="0000e77d" style:font-size-asian="26pt" style:font-size-complex="26pt"/>
    </style:style>
    <style:style style:name="P11" style:family="paragraph" style:parent-style-name="Table_20_Contents">
      <style:text-properties style:font-name="Trebuchet MS" fo:font-size="26pt" fo:language="en" fo:country="US" officeooo:rsid="0010be90" officeooo:paragraph-rsid="0000e77d" style:font-size-asian="26pt" style:font-size-complex="26pt"/>
    </style:style>
    <style:style style:name="P12" style:family="paragraph" style:parent-style-name="Table_20_Contents">
      <style:paragraph-properties fo:text-align="center" style:justify-single-word="false"/>
      <style:text-properties fo:language="en" fo:country="US" officeooo:rsid="0010be90" officeooo:paragraph-rsid="0000e77d"/>
    </style:style>
    <style:style style:name="P13" style:family="paragraph" style:parent-style-name="Footer">
      <style:paragraph-properties fo:text-align="end" style:justify-single-word="false"/>
      <style:text-properties fo:language="en" fo:country="US" officeooo:paragraph-rsid="0000e77d"/>
    </style:style>
    <style:style style:name="P14" style:family="paragraph" style:parent-style-name="Footer">
      <style:text-properties fo:language="en" fo:country="US" officeooo:rsid="0010be90" officeooo:paragraph-rsid="0000e77d"/>
    </style:style>
    <style:style style:name="P15" style:family="paragraph" style:parent-style-name="Standard">
      <style:text-properties fo:language="en" fo:country="US"/>
    </style:style>
    <style:style style:name="P16" style:family="paragraph" style:parent-style-name="Standard">
      <style:text-properties fo:language="en" fo:country="US" officeooo:paragraph-rsid="0000e77d"/>
    </style:style>
    <style:style style:name="T1" style:family="text">
      <style:text-properties officeooo:rsid="0010be90"/>
    </style:style>
    <style:style style:name="T2" style:family="text">
      <style:text-properties officeooo:rsid="00044363"/>
    </style:style>
    <style:style style:name="T3" style:family="text">
      <style:text-properties officeooo:rsid="00054f95"/>
    </style:style>
    <style:style style:name="T4" style:family="text">
      <style:text-properties officeooo:rsid="0005c099"/>
    </style:style>
    <style:style style:name="T5" style:family="text">
      <style:text-properties officeooo:rsid="000797af"/>
    </style:style>
    <style:style style:name="T6" style:family="text">
      <style:text-properties officeooo:rsid="000797af" fo:background-color="#ffff00"/>
    </style:style>
    <style:style style:name="T7" style:family="text">
      <style:text-properties fo:language="en" fo:country="US" officeooo:rsid="000797a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table-of-content text:style-name="Sect1" text:protected="true" text:name="Sumário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able of Contents</text:p>
          </text:index-title>
          <text:p text:style-name="P1"><text:a xlink:type="simple" xlink:href="#__RefHeading__426_1862135573">Resume<text:tab/>2</text:a></text:p>
          <text:p text:style-name="P1"><text:a xlink:type="simple" xlink:href="#__RefHeading__428_1862135573">Entities to be described<text:tab/>2</text:a></text:p>
          <text:p text:style-name="P1"><text:a xlink:type="simple" xlink:href="#__RefHeading__430_1862135573">Document structure<text:tab/>2</text:a></text:p>
          <text:p text:style-name="P1"><text:a xlink:type="simple" xlink:href="#__RefHeading__432_1862135573">Client-side description<text:tab/>2</text:a></text:p>
          <text:p text:style-name="P1"><text:a xlink:type="simple" xlink:href="#__RefHeading__434_1862135573">Server-side description<text:tab/>2</text:a></text:p>
          <text:p text:style-name="P1"><text:a xlink:type="simple" xlink:href="#__RefHeading__436_1862135573">Secondary resources and data-sources<text:tab/>3</text:a></text:p>
        </text:index-body>
      </text:table-of-content>
      <text:p text:style-name="P15"/>
      <text:p text:style-name="P15"/>
      <text:p text:style-name="P15"/>
      <text:p text:style-name="P15"/>
      <text:p text:style-name="P15"/>
      <text:h text:style-name="P2" text:outline-level="1"><text:bookmark-start text:name="__RefHeading__426_1862135573"/><text:span text:style-name="T2">Resume</text:span><text:bookmark-end text:name="__RefHeading__426_1862135573"/></text:h>
      <text:p text:style-name="P5"><text:span text:style-name="T4">This document intends to describe in a top level, user and developer friendly way SISGEA (Sistema Integrado de Simulação Geral de Espaço Aéreo – Integrated General Airspace Simulation System). Firstly, entities that are involved </text:span><text:span text:style-name="T5">(either directly or indirectly) with the system concept. Further, the document structure is briefly explained and the system is described both through the client and the server perspective. At the end of the document, some of the cited secondary resources (</text:span><text:span text:style-name="T6">e.g, &lt;insert example&gt;</text:span><text:span text:style-name="T5">) are explained as well.</text:span></text:p>
      <text:h text:style-name="P3" text:outline-level="1"><text:bookmark-start text:name="__RefHeading__428_1862135573"/><text:span text:style-name="T2">Entities to be described</text:span><text:bookmark-end text:name="__RefHeading__428_1862135573"/></text:h>
      <text:p text:style-name="P7"><text:span text:style-name="T7">A list of the adopted entities with a short description on the respective entity is below:</text:span></text:p>
      <text:p text:style-name="P7"><text:span text:style-name="T7"/></text:p>
      <text:list xml:id="list8182663193208085397" text:style-name="L1">
        <text:list-item>
          <text:p text:style-name="P8"><text:span text:style-name="T7">aaaa</text:span></text:p>
        </text:list-item>
        <text:list-item>
          <text:p text:style-name="P8"><text:span text:style-name="T7">aaa</text:span></text:p>
        </text:list-item>
        <text:list-item>
          <text:p text:style-name="P8"><text:span text:style-name="T7">aaaa</text:span></text:p>
        </text:list-item>
        <text:list-item>
          <text:p text:style-name="P8"><text:span text:style-name="T7">aaaa</text:span></text:p>
        </text:list-item>
        <text:list-item>
          <text:p text:style-name="P8"><text:span text:style-name="T7">aaa<text:line-break/><text:line-break/></text:span></text:p>
        </text:list-item>
      </text:list>
      <text:h text:style-name="P3" text:outline-level="1"><text:bookmark-start text:name="__RefHeading__430_1862135573"/><text:span text:style-name="T2">Document </text:span><text:span text:style-name="T3">s</text:span><text:span text:style-name="T2">tructure</text:span><text:bookmark-end text:name="__RefHeading__430_1862135573"/></text:h>
      <text:p text:style-name="P6"><text:span text:style-name="T3">Lorem ipsum dolor sit amet, cu dolores mediocrem honestatis sed, at dictas inimicus vel, ea nec brute utamur delicata. Vis rebum porro definiebas ea, an eos nibh munere, ne vel dico mundi. Eros veri veritus ea vel. Graeci omittam complectitur et mel, quo harum putent quaerendum id, et erant decore democritum per. Ea tale soluta euripidis est, ne eos latine ullamcorper, mea ne agam augue scriptorem. His sale minimum suscipiantur ex, sea assum suavitate ea.</text:span></text:p>
      <text:h text:style-name="P4" text:outline-level="1"><text:bookmark-start text:name="__RefHeading__432_1862135573"/><text:span text:style-name="T3">Client-side description</text:span><text:bookmark-end text:name="__RefHeading__432_1862135573"/></text:h>
      <text:p text:style-name="P6"><text:span text:style-name="T3">Lorem ipsum dolor sit amet, cu dolores mediocrem honestatis sed, at dictas inimicus vel, ea nec brute utamur delicata. Vis rebum porro definiebas ea, an eos nibh munere, ne vel dico mundi. Eros veri veritus ea vel. Graeci omittam complectitur et mel, quo harum putent quaerendum id, et erant decore democritum per. Ea tale soluta euripidis est, ne eos latine ullamcorper, mea ne agam augue scriptorem. His sale minimum suscipiantur ex, sea assum suavitate ea.</text:span></text:p>
      <text:h text:style-name="P4" text:outline-level="1"><text:bookmark-start text:name="__RefHeading__434_1862135573"/><text:span text:style-name="T3">Server-side description</text:span><text:bookmark-end text:name="__RefHeading__434_1862135573"/></text:h>
      <text:p text:style-name="P6"><text:span text:style-name="T3">Lorem ipsum dolor sit amet, cu dolores mediocrem honestatis sed, at dictas inimicus vel, ea nec </text:span><text:soft-page-break/><text:span text:style-name="T3">brute utamur delicata. Vis rebum porro definiebas ea, an eos nibh munere, ne vel dico mundi. Eros veri veritus ea vel. Graeci omittam complectitur et mel, quo harum putent quaerendum id, et erant decore democritum per. Ea tale soluta euripidis est, ne eos latine ullamcorper, mea ne agam augue scriptorem. His sale minimum suscipiantur ex, sea assum suavitate ea.</text:span></text:p>
      <text:h text:style-name="P4" text:outline-level="1"><text:bookmark-start text:name="__RefHeading__436_1862135573"/><text:span text:style-name="T3">Secondary resources and data-sources</text:span><text:bookmark-end text:name="__RefHeading__436_1862135573"/></text:h>
      <text:p text:style-name="P6"><text:span text:style-name="T3">Lorem ipsum dolor sit amet, cu dolores mediocrem honestatis sed, at dictas inimicus vel, ea nec brute utamur delicata. Vis rebum porro definiebas ea, an eos nibh munere, ne vel dico mundi. Eros veri veritus ea vel. Graeci omittam complectitur et mel, quo harum putent quaerendum id, et erant decore democritum per. Ea tale soluta euripidis est, ne eos latine ullamcorper, mea ne agam augue scriptorem. His sale minimum suscipiantur ex, sea assum suavitate ea.</text:span></text:p>
      <text:p text:style-name="P6"><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2" style:family="table">
      <style:table-properties style:width="17cm" table:align="margins"/>
    </style:style>
    <style:style style:name="Tabela2.A" style:family="table-column">
      <style:table-column-properties style:column-width="3.461cm" style:rel-column-width="13340*"/>
    </style:style>
    <style:style style:name="Tabela2.B" style:family="table-column">
      <style:table-column-properties style:column-width="9.462cm" style:rel-column-width="36473*"/>
    </style:style>
    <style:style style:name="Tabela2.C" style:family="table-column">
      <style:table-column-properties style:column-width="2.297cm" style:rel-column-width="8853*"/>
    </style:style>
    <style:style style:name="Tabela2.D" style:family="table-column">
      <style:table-column-properties style:column-width="1.782cm" style:rel-column-width="6869*"/>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B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1" style:family="table">
      <style:table-properties style:width="17cm" table:align="margins"/>
    </style:style>
    <style:style style:name="Tabela1.A" style:family="table-column">
      <style:table-column-properties style:column-width="3.461cm" style:rel-column-width="13340*"/>
    </style:style>
    <style:style style:name="Tabela1.B" style:family="table-column">
      <style:table-column-properties style:column-width="9.462cm" style:rel-column-width="36473*"/>
    </style:style>
    <style:style style:name="Tabela1.C" style:family="table-column">
      <style:table-column-properties style:column-width="2.297cm" style:rel-column-width="8853*"/>
    </style:style>
    <style:style style:name="Tabela1.D" style:family="table-column">
      <style:table-column-properties style:column-width="1.782cm" style:rel-column-width="6869*"/>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B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MP1" style:family="paragraph" style:parent-style-name="Header">
      <style:text-properties fo:language="en" fo:country="US" officeooo:paragraph-rsid="0000e77d"/>
    </style:style>
    <style:style style:name="MP2" style:family="paragraph" style:parent-style-name="Table_20_Contents">
      <style:paragraph-properties fo:text-align="center" style:justify-single-word="false"/>
      <style:text-properties style:font-name="Trebuchet MS" fo:font-size="26pt" fo:language="en" fo:country="US" officeooo:rsid="0010be90" officeooo:paragraph-rsid="0000e77d" style:font-size-asian="26pt" style:font-size-complex="26pt"/>
    </style:style>
    <style:style style:name="MP3" style:family="paragraph" style:parent-style-name="Table_20_Contents">
      <style:paragraph-properties fo:text-align="center" style:justify-single-word="false"/>
      <style:text-properties fo:language="en" fo:country="US" officeooo:rsid="0010be90" officeooo:paragraph-rsid="0000e77d"/>
    </style:style>
    <style:style style:name="MP4" style:family="paragraph" style:parent-style-name="Standard">
      <style:text-properties fo:language="en" fo:country="US"/>
    </style:style>
    <style:style style:name="MP5" style:family="paragraph" style:parent-style-name="Standard">
      <style:text-properties fo:language="en" fo:country="US" officeooo:paragraph-rsid="0000e77d"/>
    </style:style>
    <style:style style:name="MP6" style:family="paragraph" style:parent-style-name="Table_20_Contents">
      <style:text-properties style:font-name="Trebuchet MS" fo:font-size="26pt" fo:language="en" fo:country="US" officeooo:rsid="0010be90" officeooo:paragraph-rsid="0000e77d" style:font-size-asian="26pt" style:font-size-complex="26pt"/>
    </style:style>
    <style:style style:name="MP7" style:family="paragraph" style:parent-style-name="Footer">
      <style:paragraph-properties fo:text-align="end" style:justify-single-word="false"/>
      <style:text-properties fo:language="en" fo:country="US" officeooo:paragraph-rsid="0000e77d"/>
    </style:style>
    <style:style style:name="MP8" style:family="paragraph" style:parent-style-name="Footer">
      <style:text-properties fo:language="en" fo:country="US" officeooo:rsid="0010be90" officeooo:paragraph-rsid="0000e77d"/>
    </style:style>
    <style:style style:name="MT1" style:family="text">
      <style:text-properties officeooo:rsid="0010be9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
        <table:table table:name="Tabela2" table:style-name="Tabela2">
          <table:table-column table:style-name="Tabela2.A"/>
          <table:table-column table:style-name="Tabela2.B"/>
          <table:table-column table:style-name="Tabela2.C"/>
          <table:table-column table:style-name="Tabela2.D"/>
          <table:table-row>
            <table:table-cell table:style-name="Tabela2.A1" table:number-rows-spanned="2" office:value-type="string">
              <text:p text:style-name="MP2">SISGEA</text:p>
            </table:table-cell>
            <table:table-cell table:style-name="Tabela2.A1" office:value-type="string">
              <text:p text:style-name="MP3">Document Title</text:p>
            </table:table-cell>
            <table:table-cell table:style-name="Tabela2.A1" office:value-type="string">
              <text:p text:style-name="MP3">1st Edit</text:p>
            </table:table-cell>
            <table:table-cell table:style-name="Tabela2.D1" office:value-type="string">
              <text:p text:style-name="MP3">Revision</text:p>
            </table:table-cell>
          </table:table-row>
          <table:table-row>
            <table:covered-table-cell/>
            <table:table-cell table:style-name="Tabela2.B2" office:value-type="string">
              <text:p text:style-name="MP3"><text:title>Abstract System Description</text:title></text:p>
            </table:table-cell>
            <table:table-cell table:style-name="Tabela2.B2" office:value-type="string">
              <text:p text:style-name="MP3">30/12/2015</text:p>
            </table:table-cell>
            <table:table-cell table:style-name="Tabela2.D2" office:value-type="string">
              <text:p text:style-name="MP3">1</text:p>
            </table:table-cell>
          </table:table-row>
        </table:table>
        <text:p text:style-name="MP5"/>
      </style:header>
      <style:header-first style:display="false">
        <text:p text:style-name="MP1"/>
        <table:table table:name="Tabela1" table:style-name="Tabela1">
          <table:table-column table:style-name="Tabela1.A"/>
          <table:table-column table:style-name="Tabela1.B"/>
          <table:table-column table:style-name="Tabela1.C"/>
          <table:table-column table:style-name="Tabela1.D"/>
          <table:table-row>
            <table:table-cell table:style-name="Tabela1.A1" table:number-rows-spanned="2" office:value-type="string">
              <text:p text:style-name="MP6">SISGEA</text:p>
            </table:table-cell>
            <table:table-cell table:style-name="Tabela1.A1" office:value-type="string">
              <text:p text:style-name="MP3">Document Title</text:p>
            </table:table-cell>
            <table:table-cell table:style-name="Tabela1.A1" office:value-type="string">
              <text:p text:style-name="MP3">1st Edit</text:p>
            </table:table-cell>
            <table:table-cell table:style-name="Tabela1.D1" office:value-type="string">
              <text:p text:style-name="MP3">Revision</text:p>
            </table:table-cell>
          </table:table-row>
          <table:table-row>
            <table:covered-table-cell/>
            <table:table-cell table:style-name="Tabela1.B2" office:value-type="string">
              <text:p text:style-name="MP3"><text:title>Abstract System Description</text:title></text:p>
            </table:table-cell>
            <table:table-cell table:style-name="Tabela1.B2" office:value-type="string">
              <text:p text:style-name="MP3">30/12/2015</text:p>
            </table:table-cell>
            <table:table-cell table:style-name="Tabela1.D2" office:value-type="string">
              <text:p text:style-name="MP3">1</text:p>
            </table:table-cell>
          </table:table-row>
        </table:table>
        <text:p text:style-name="MP5"/>
      </style:header-first>
      <style:footer>
        <text:p text:style-name="MP7"><text:page-number text:select-page="current">3</text:page-number>/<text:page-count>3</text:page-count> <text:span text:style-name="MT1">- </text:span><text:span text:style-name="MT1"><text:title>Abstract System Description</text:title></text:span></text:p>
      </style:footer>
      <style:footer-first style:display="false">
        <text:p text:style-name="MP8"/>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30T23:55:18.75</meta:creation-date>
    <dc:date>2015-12-31T00:37:36.42</dc:date>
    <meta:editing-duration>PT30M20S</meta:editing-duration>
    <meta:editing-cycles>5</meta:editing-cycles>
    <meta:generator>LibreOffice/4.0.0.3$Windows_x86 LibreOffice_project/7545bee9c2a0782548772a21bc84a9dcc583b89</meta:generator>
    <dc:title>Abstract System Description</dc:title>
    <meta:document-statistic meta:table-count="2" meta:image-count="0" meta:object-count="0" meta:page-count="3" meta:paragraph-count="39" meta:word-count="472" meta:character-count="2952" meta:non-whitespace-character-count="2521"/>
  </office:meta>
</office:document-meta>
</file>